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1163c7" officeooo:paragraph-rsid="001163c7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fo:font-style="normal" style:text-underline-style="none" fo:font-weight="bold" officeooo:rsid="001163c7" officeooo:paragraph-rsid="001163c7" style:font-size-asian="40pt" style:font-style-asian="normal" style:font-weight-asian="bold" style:font-size-complex="4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officeooo:rsid="001163c7" officeooo:paragraph-rsid="001163c7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163c7" officeooo:paragraph-rsid="001163c7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163c7" officeooo:paragraph-rsid="00133090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40pt" fo:font-style="normal" style:text-underline-style="solid" style:text-underline-width="auto" style:text-underline-color="font-color" fo:font-weight="bold" officeooo:rsid="00133090" officeooo:paragraph-rsid="00133090" style:font-size-asian="40pt" style:font-style-asian="normal" style:font-weight-asian="bold" style:font-size-complex="4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6pt" style:text-underline-style="none" officeooo:rsid="00133090" officeooo:paragraph-rsid="00133090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000000" fo:font-size="15pt" style:text-underline-style="none" officeooo:rsid="00133090" officeooo:paragraph-rsid="00133090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none" officeooo:rsid="001750c9" officeooo:paragraph-rsid="00133090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none" officeooo:rsid="00133090" officeooo:paragraph-rsid="00133090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fo:font-size="14pt" style:text-underline-style="none" officeooo:rsid="001352c8" officeooo:paragraph-rsid="001352c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163c7" officeooo:paragraph-rsid="001163c7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33090"/>
    </style:style>
    <style:style style:name="T4" style:family="text">
      <style:text-properties fo:color="#2a6099"/>
    </style:style>
    <style:style style:name="T5" style:family="text">
      <style:text-properties fo:color="#ff0000"/>
    </style:style>
    <style:style style:name="T6" style:family="text">
      <style:text-properties fo:color="#ff0000" fo:background-color="#ffffff" loext:char-shading-value="0"/>
    </style:style>
    <style:style style:name="T7" style:family="text">
      <style:text-properties fo:color="#ff0000" officeooo:rsid="001352c8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1352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SQL</text:p>
      <text:p text:style-name="P12"/>
      <text:p text:style-name="P9"><text:span text:style-name="T4">SELECT</text:span> <text:span text:style-name="T5">"Campagne"."Nom" "Campagne", "Exp"."NumExp" "Numéro",</text:span> <text:span text:style-name="T5">"Mois"."Nom" "Mois", "SiloPortuaire"."Nom" "Silo Portuaire", "Port"."Nom" "Port", "Exportateur"."Nom" "Exportateur", "Pays"."Nom" "Pays", "Exp"."Tonnage" "Tonnage", "Cereales"."Nom" "Cereales"</text:span></text:p>
      <text:p text:style-name="P10"/>
      <text:p text:style-name="P10">La première parti «Select» <text:span text:style-name="T9">représente</text:span> ce que l’on veut afficher sous la forme: «table».«Nom Du Champ»</text:p>
      <text:p text:style-name="P10">Le séparateur entre 2 champ que l’on veut afficher est la virgule.</text:p>
      <text:p text:style-name="P10"><text:span text:style-name="T5"/></text:p>
      <text:p text:style-name="P9"><text:span text:style-name="T4">FROM</text:span> <text:span text:style-name="T5">"Exp", "Port", "Exportateur", "Pays", "Cereales", "Campagne",</text:span> <text:span text:style-name="T5">"Mois", "SiloPortuaire" </text:span></text:p>
      <text:p text:style-name="P9"><text:span text:style-name="T5"/></text:p>
      <text:p text:style-name="P10">La parti «FROM» contient simplement les tables dans lesquelles on va piocher les champs à afficher de la partie «SELECT»</text:p>
      <text:p text:style-name="P10">Le séparateur entre 2 table est la virgule.</text:p>
      <text:p text:style-name="P10"/>
      <text:p text:style-name="P9"><text:span text:style-name="T4">WHERE</text:span><text:span text:style-name="T5"> "Exp"."NumPort" = "Port"."NumPort"</text:span> </text:p>
      <text:p text:style-name="P9"><text:span text:style-name="T4">AND</text:span> <text:span text:style-name="T5">"Exp"."NumExportateur" = "Exportateur"."NumExportateur"</text:span> </text:p>
      <text:p text:style-name="P9"><text:span text:style-name="T4">AND</text:span> <text:span text:style-name="T5">"Exp"."NumPays" = "Pays"."NumPays"</text:span> </text:p>
      <text:p text:style-name="P9"><text:span text:style-name="T4">AND</text:span> <text:span text:style-name="T5">"Exp"."NumCereales" =</text:span> <text:span text:style-name="T5">"Cereales"."NumCereales"</text:span></text:p>
      <text:p text:style-name="P9"><text:span text:style-name="T4">AND</text:span> <text:span text:style-name="T5">"Exp"."NumCampagne" =</text:span> <text:span text:style-name="T5">"Campagne"."NumCampagne"</text:span> </text:p>
      <text:p text:style-name="P9"><text:span text:style-name="T4">AND</text:span><text:span text:style-name="T5"> "Exp"."NumMois" =</text:span> <text:span text:style-name="T5">"Mois"."NumMois"</text:span> </text:p>
      <text:p text:style-name="P9"><text:span text:style-name="T4">AND</text:span> <text:span text:style-name="T5">"Exp"."NumSilo" = "SiloPortuaire"."NumSilo"</text:span> </text:p>
      <text:p text:style-name="P9"><text:span text:style-name="T4">AND</text:span> "<text:span text:style-name="T5">Campagne"."NumCampagne" = </text:span><text:span text:style-name="T6">23</text:span></text:p>
      <text:p text:style-name="P9"><text:span text:style-name="T6"/></text:p>
      <text:p text:style-name="P10">La parti WHERE contient en première partie les jointures qui font les liens entre 2 tables. Elles sont essentiels afin d’éviter un produit factoriel des résultats. Elles sont sous la forme de : </text:p>
      <text:p text:style-name="P10">«table1».«Clé primaire de la table 2» = «table2».«Clé primaire de la table 2»</text:p>
      <text:p text:style-name="P10"/>
      <text:p text:style-name="P10">En seconde parti il y a les conditions de filtrage. On peut apposer plusieurs filtre à la fois. Il se présente sous cette forme : </text:p>
      <text:p text:style-name="P10">« table ». «Champ que l’on veut filtrer(clé primaire)» = le numéro <text:s/>de l’enregistrement souhaité.</text:p>
      <text:p text:style-name="P11"><text:span text:style-name="T8">Le séparateur entre 2 condition est le mot clé AND.</text:span></text:p>
      <text:p text:style-name="P9"><text:span text:style-name="T4">ORDER BY</text:span> "<text:span text:style-name="T5">Campagne"."Nom"</text:span></text:p>
      <text:p text:style-name="P9"><text:span text:style-name="T5"/></text:p>
      <text:p text:style-name="P10">enfin Il y a le « ORDER BY » qui représente <text:span text:style-name="T9">le mode de classement (croissant(asc) ou décroissant(desc)), il se présente sous cette forme : </text:span></text:p>
      <text:p text:style-name="P10"><text:span text:style-name="T9">« table ». «nom du champs » asc ou desc.</text:span></text:p>
      <text:p text:style-name="P10"><text:span text:style-name="T5"/>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6T15:28:30.546000000</meta:creation-date>
    <dc:date>2022-06-17T11:03:33.410000000</dc:date>
    <meta:editing-duration>PT20M47S</meta:editing-duration>
    <meta:editing-cycles>2</meta:editing-cycles>
    <meta:generator>LibreOffice/6.2.8.2$Windows_X86_64 LibreOffice_project/f82ddfca21ebc1e222a662a32b25c0c9d20169ee</meta:generator>
    <meta:print-date>2022-06-17T11:00:48.900000000</meta:print-date>
    <meta:document-statistic meta:table-count="0" meta:image-count="0" meta:object-count="0" meta:page-count="2" meta:paragraph-count="23" meta:word-count="253" meta:character-count="1797" meta:non-whitespace-character-count="1556"/>
  </office:meta>
</office:document-meta>
</file>